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Servlet.getRequestCookies( HttpServletRequest the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ampleServlet.doInclude( HttpServletRequest theRequest , HttpServletResponse theResponse , ServletConfig the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Servlet.getRequestParameters( HttpServlet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Servlet.setRequestAttribute( HttpServlet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Servlet.checkMethod( HttpServlet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ervlet.doGet( HttpServletRequest theRequest , HttpServletResponse the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Servlet.getRequestHeader( HttpServlet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ervlet.setSessionVariable( HttpServlet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Servlet.setResponseCookie( HttpServletResponse the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Servlet.setResponseHeader( HttpServletResponse the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ervlet.doForward( HttpServletRequest theRequest , HttpServletResponse theResponse , ServletConfig the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